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50%"/>
      <style:text-properties style:font-name="Times New Roman" style:font-name-complex="Times New Roman" fo:font-size="12pt" style:font-size-asian="12pt" style:font-size-complex="12pt"/>
    </style:style>
    <style:style style:name="P2" style:parent-style-name="Normal" style:family="paragraph">
      <style:paragraph-properties fo:text-align="justify" fo:line-height="150%"/>
    </style:style>
    <style:style style:name="T3" style:parent-style-name="Fuentedepárrafopredeter." style:family="text">
      <style:text-properties style:font-name="Times New Roman" style:font-name-complex="Times New Roman"/>
    </style:style>
    <style:style style:name="T4" style:parent-style-name="Fuentedepárrafopredeter." style:family="text">
      <style:text-properties style:font-name="Times New Roman" style:font-name-complex="Times New Roman" fo:font-size="12pt" style:font-size-asian="12pt" style:font-size-complex="12pt"/>
    </style:style>
    <style:style style:name="P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 style:parent-style-name="Normal" style:family="paragraph">
      <style:paragraph-properties fo:break-before="page" fo:line-height="150%"/>
      <style:text-properties style:font-name="Times New Roman" style:font-name-complex="Times New Roman" fo:font-size="12pt" style:font-size-asian="12pt" style:font-size-complex="12pt"/>
    </style:style>
    <style:style style:name="P8" style:parent-style-name="Párrafodelista" style:list-style-name="LFO2" style:family="paragraph">
      <style:paragraph-properties fo:line-height="150%"/>
      <style:text-properties style:font-name="Times New Roman" style:font-name-complex="Times New Roman" fo:font-size="12pt" style:font-size-asian="12pt" style:font-size-complex="12pt"/>
    </style:style>
    <style:style style:name="P9"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1" style:parent-style-name="Normal" style:family="paragraph">
      <style:paragraph-properties fo:line-height="150%"/>
      <style:text-properties style:font-name="Times New Roman" style:font-name-complex="Times New Roman" fo:font-size="12pt" style:font-size-asian="12pt" style:font-size-complex="12pt"/>
    </style:style>
    <style:style style:name="P12" style:parent-style-name="Párrafodelista" style:list-style-name="LFO2" style:family="paragraph">
      <style:paragraph-properties fo:line-height="150%"/>
      <style:text-properties style:font-name="Times New Roman" style:font-name-complex="Times New Roman" fo:font-size="12pt" style:font-size-asian="12pt" style:font-size-complex="12pt"/>
    </style:style>
    <style:style style:name="P1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5" style:parent-style-name="Normal" style:family="paragraph">
      <style:paragraph-properties fo:line-height="150%"/>
      <style:text-properties style:font-name="Times New Roman" style:font-name-complex="Times New Roman" fo:font-size="12pt" style:font-size-asian="12pt" style:font-size-complex="12pt"/>
    </style:style>
    <style:style style:name="P16" style:parent-style-name="Normal" style:family="paragraph">
      <style:paragraph-properties fo:line-height="150%"/>
      <style:text-properties style:font-name="Times New Roman" style:font-name-complex="Times New Roman" fo:font-size="12pt" style:font-size-asian="12pt" style:font-size-complex="12pt"/>
    </style:style>
    <style:style style:name="P17" style:parent-style-name="Párrafodelista" style:list-style-name="LFO2" style:family="paragraph">
      <style:paragraph-properties fo:line-height="150%"/>
      <style:text-properties style:font-name="Times New Roman" style:font-name-complex="Times New Roman" fo:font-size="12pt" style:font-size-asian="12pt" style:font-size-complex="12pt"/>
    </style:style>
    <style:style style:name="P1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9" style:parent-style-name="Normal" style:family="paragraph">
      <style:paragraph-properties fo:line-height="150%"/>
      <style:text-properties style:font-name="Times New Roman" style:font-name-complex="Times New Roman" fo:font-size="12pt" style:font-size-asian="12pt" style:font-size-complex="12pt"/>
    </style:style>
    <style:style style:name="P20" style:parent-style-name="Párrafodelista" style:list-style-name="LFO2" style:family="paragraph">
      <style:paragraph-properties fo:line-height="150%"/>
      <style:text-properties style:font-name="Times New Roman" style:font-name-complex="Times New Roman" fo:font-size="12pt" style:font-size-asian="12pt" style:font-size-complex="12pt"/>
    </style:style>
    <style:style style:name="P2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2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23" style:parent-style-name="Normal" style:family="paragraph">
      <style:paragraph-properties fo:line-height="150%"/>
      <style:text-properties style:font-name="Times New Roman" style:font-name-complex="Times New Roman" fo:font-size="12pt" style:font-size-asian="12pt" style:font-size-complex="12pt"/>
    </style:style>
    <style:style style:name="P24" style:parent-style-name="Párrafodelista" style:list-style-name="LFO2" style:family="paragraph">
      <style:paragraph-properties fo:line-height="150%"/>
      <style:text-properties style:font-name="Times New Roman" style:font-name-complex="Times New Roman" fo:font-size="12pt" style:font-size-asian="12pt" style:font-size-complex="12pt"/>
    </style:style>
    <style:style style:name="P2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2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27" style:parent-style-name="Normal" style:family="paragraph">
      <style:paragraph-properties fo:line-height="150%"/>
      <style:text-properties style:font-name="Times New Roman" style:font-name-complex="Times New Roman" fo:font-size="12pt" style:font-size-asian="12pt" style:font-size-complex="12pt"/>
    </style:style>
    <style:style style:name="P28" style:parent-style-name="Normal" style:family="paragraph">
      <style:paragraph-properties fo:line-height="150%"/>
      <style:text-properties style:font-name="Times New Roman" style:font-name-complex="Times New Roman" fo:font-size="12pt" style:font-size-asian="12pt" style:font-size-complex="12pt"/>
    </style:style>
    <style:style style:name="P29" style:parent-style-name="Párrafodelista" style:list-style-name="LFO2" style:family="paragraph">
      <style:paragraph-properties fo:line-height="150%"/>
      <style:text-properties style:font-name="Times New Roman" style:font-name-complex="Times New Roman" fo:font-size="12pt" style:font-size-asian="12pt" style:font-size-complex="12pt"/>
    </style:style>
    <style:style style:name="P3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3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3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33" style:parent-style-name="Normal" style:family="paragraph">
      <style:paragraph-properties fo:line-height="150%"/>
      <style:text-properties style:font-name="Times New Roman" style:font-name-complex="Times New Roman" fo:font-size="12pt" style:font-size-asian="12pt" style:font-size-complex="12pt"/>
    </style:style>
    <style:style style:name="P34" style:parent-style-name="Párrafodelista" style:list-style-name="LFO2" style:family="paragraph">
      <style:paragraph-properties fo:line-height="150%"/>
      <style:text-properties style:font-name="Times New Roman" style:font-name-complex="Times New Roman" fo:font-size="12pt" style:font-size-asian="12pt" style:font-size-complex="12pt"/>
    </style:style>
    <style:style style:name="P3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3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3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38" style:parent-style-name="Normal" style:family="paragraph">
      <style:paragraph-properties fo:line-height="150%"/>
      <style:text-properties style:font-name="Times New Roman" style:font-name-complex="Times New Roman" fo:font-size="12pt" style:font-size-asian="12pt" style:font-size-complex="12pt"/>
    </style:style>
    <style:style style:name="P39" style:parent-style-name="Normal" style:family="paragraph">
      <style:paragraph-properties fo:line-height="150%"/>
      <style:text-properties style:font-name="Times New Roman" style:font-name-complex="Times New Roman" fo:font-size="12pt" style:font-size-asian="12pt" style:font-size-complex="12pt"/>
    </style:style>
    <style:style style:name="P40" style:parent-style-name="Normal" style:family="paragraph">
      <style:paragraph-properties fo:line-height="150%"/>
      <style:text-properties style:font-name="Times New Roman" style:font-name-complex="Times New Roman" fo:font-size="12pt" style:font-size-asian="12pt" style:font-size-complex="12pt"/>
    </style:style>
    <style:style style:name="P41" style:parent-style-name="Párrafodelista" style:list-style-name="LFO2" style:family="paragraph">
      <style:paragraph-properties fo:line-height="150%"/>
      <style:text-properties style:font-name="Times New Roman" style:font-name-complex="Times New Roman" fo:font-size="12pt" style:font-size-asian="12pt" style:font-size-complex="12pt"/>
    </style:style>
    <style:style style:name="P4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4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4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4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4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47" style:parent-style-name="Normal" style:family="paragraph">
      <style:paragraph-properties fo:text-align="justify" fo:line-height="150%"/>
      <style:text-properties style:font-name="Times New Roman" style:font-name-complex="Times New Roman"/>
    </style:style>
    <style:style style:name="P48" style:parent-style-name="Normal" style:family="paragraph">
      <style:paragraph-properties fo:text-align="justify" fo:line-height="150%"/>
      <style:text-properties style:font-name="Times New Roman" style:font-name-complex="Times New Roman"/>
    </style:style>
    <style:style style:name="P49" style:parent-style-name="Normal" style:family="paragraph">
      <style:paragraph-properties fo:text-align="justify" fo:line-height="150%"/>
      <style:text-properties style:font-name="Times New Roman" style:font-name-complex="Times New Roman"/>
    </style:style>
    <style:style style:name="P50" style:parent-style-name="Normal" style:family="paragraph">
      <style:paragraph-properties fo:break-before="page"/>
      <style:text-properties style:font-name="Times New Roman" style:font-name-complex="Times New Roman"/>
    </style:style>
    <style:style style:name="P51" style:parent-style-name="Normal" style:family="paragraph">
      <style:paragraph-properties fo:text-align="justify" fo:line-height="150%"/>
      <style:text-properties style:font-name="Times New Roman" style:font-name-complex="Times New Roman"/>
    </style:style>
    <style:style style:name="P52" style:parent-style-name="Normal" style:family="paragraph">
      <style:paragraph-properties fo:text-align="justify" fo:line-height="150%"/>
    </style:style>
    <style:style style:name="T53" style:parent-style-name="Fuentedepárrafopredeter." style:family="text">
      <style:text-properties style:font-name="Times New Roman" style:font-name-complex="Times New Roman"/>
    </style:style>
    <style:style style:name="T54" style:parent-style-name="Fuentedepárrafopredeter." style:family="text">
      <style:text-properties style:font-name="Times New Roman" style:font-name-complex="Times New Roman"/>
    </style:style>
    <style:style style:name="T55" style:parent-style-name="Fuentedepárrafopredeter." style:family="text">
      <style:text-properties style:font-name="Times New Roman" style:font-name-complex="Times New Roman"/>
    </style:style>
    <style:style style:name="T56" style:parent-style-name="Hipervínculo" style:family="text">
      <style:text-properties style:font-name="Times New Roman" style:font-name-complex="Times New Roman"/>
    </style:style>
    <style:style style:name="P57" style:parent-style-name="Normal" style:family="paragraph">
      <style:paragraph-properties fo:text-align="justify" fo:line-height="150%"/>
    </style:style>
    <style:style style:name="T58" style:parent-style-name="Fuentedepárrafopredeter." style:family="text">
      <style:text-properties style:font-name="Times New Roman" style:font-name-complex="Times New Roman" fo:font-size="12pt" style:font-size-asian="12pt" style:font-size-complex="12pt"/>
    </style:style>
    <style:style style:name="T59" style:parent-style-name="Hipervínculo" style:family="text">
      <style:text-properties style:font-name="Times New Roman" style:font-name-complex="Times New Roman" fo:font-size="12pt" style:font-size-asian="12pt" style:font-size-complex="12pt"/>
    </style:style>
    <style:style style:name="P60" style:parent-style-name="Normal" style:family="paragraph">
      <style:paragraph-properties fo:text-align="justify" fo:line-height="150%"/>
    </style:style>
    <style:style style:name="T61" style:parent-style-name="Fuentedepárrafopredeter." style:family="text">
      <style:text-properties style:font-name="Times New Roman" style:font-name-complex="Times New Roman" fo:font-size="12pt" style:font-size-asian="12pt" style:font-size-complex="12pt"/>
    </style:style>
    <style:style style:name="T62" style:parent-style-name="Hipervínculo" style:family="text">
      <style:text-properties style:font-name="Times New Roman" style:font-name-complex="Times New Roman" fo:font-size="12pt" style:font-size-asian="12pt" style:font-size-complex="12pt"/>
    </style:style>
    <style:style style:name="P63" style:parent-style-name="Normal" style:family="paragraph">
      <style:paragraph-properties fo:text-align="justify" fo:line-height="150%"/>
    </style:style>
    <style:style style:name="T64" style:parent-style-name="Fuentedepárrafopredeter." style:family="text">
      <style:text-properties style:font-name="Times New Roman" style:font-name-complex="Times New Roman" fo:font-size="12pt" style:font-size-asian="12pt" style:font-size-complex="12pt"/>
    </style:style>
    <style:style style:name="T65" style:parent-style-name="Hipervínculo" style:family="text">
      <style:text-properties style:font-name="Times New Roman" style:font-name-complex="Times New Roman" fo:font-size="12pt" style:font-size-asian="12pt" style:font-size-complex="12pt"/>
    </style:style>
    <style:style style:name="P66" style:parent-style-name="Normal" style:family="paragraph">
      <style:paragraph-properties fo:text-align="justify" fo:line-height="150%"/>
    </style:style>
    <style:style style:name="T67" style:parent-style-name="Fuentedepárrafopredeter." style:family="text">
      <style:text-properties style:font-name="Times New Roman" style:font-name-complex="Times New Roman" fo:font-size="12pt" style:font-size-asian="12pt" style:font-size-complex="12pt"/>
    </style:style>
    <style:style style:name="T68" style:parent-style-name="Hipervínculo" style:family="text">
      <style:text-properties style:font-name="Times New Roman" style:font-name-complex="Times New Roman" fo:font-size="12pt" style:font-size-asian="12pt" style:font-size-complex="12pt"/>
    </style:style>
    <style:style style:name="P69"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0" style:parent-style-name="Normal" style:family="paragraph">
      <style:paragraph-properties fo:text-align="justify" fo:line-height="150%"/>
    </style:style>
    <style:style style:name="T71" style:parent-style-name="Hipervínculo" style:family="text">
      <style:text-properties style:font-name="Times New Roman" style:font-name-complex="Times New Roman" fo:font-size="12pt" style:font-size-asian="12pt" style:font-size-complex="12pt"/>
    </style:style>
    <style:style style:name="P72" style:parent-style-name="Normal" style:family="paragraph">
      <style:paragraph-properties fo:text-align="justify" fo:line-height="150%"/>
    </style:style>
    <style:style style:name="T73" style:parent-style-name="Fuentedepárrafopredeter." style:family="text">
      <style:text-properties style:font-name="Times New Roman" style:font-name-complex="Times New Roman" fo:font-size="12pt" style:font-size-asian="12pt" style:font-size-complex="12pt"/>
    </style:style>
    <style:style style:name="T74" style:parent-style-name="Hipervínculo" style:family="text">
      <style:text-properties style:font-name="Times New Roman" style:font-name-complex="Times New Roman" fo:font-size="12pt" style:font-size-asian="12pt" style:font-size-complex="12pt"/>
    </style:style>
    <style:style style:name="P7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6" style:parent-style-name="Normal" style:family="paragraph">
      <style:paragraph-properties fo:text-align="justify" fo:line-height="150%"/>
    </style:style>
    <style:style style:name="T77" style:parent-style-name="Fuentedepárrafopredeter." style:family="text">
      <style:text-properties style:font-name="Times New Roman" style:font-name-complex="Times New Roman" fo:font-size="12pt" style:font-size-asian="12pt" style:font-size-complex="12pt"/>
    </style:style>
    <style:style style:name="T78" style:parent-style-name="Hipervínculo" style:family="text">
      <style:text-properties style:font-name="Times New Roman" style:font-name-complex="Times New Roman" fo:font-size="12pt" style:font-size-asian="12pt" style:font-size-complex="12pt"/>
    </style:style>
    <style:style style:name="P79"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2" style:parent-style-name="Normal" style:family="paragraph">
      <style:paragraph-properties fo:text-align="justify" fo:line-height="150%"/>
      <style:text-properties style:font-name="Times New Roman" style:font-name-complex="Times New Roman" fo:font-size="12pt" style:font-size-asian="12pt" style:font-size-complex="12pt"/>
    </style:style>
  </office:automatic-styles>
  <office:body>
    <office:text text:use-soft-page-breaks="true">
      <text:p text:style-name="P1">Introducción</text:p>
      <text:p text:style-name="P2"><text:span text:style-name="T3"><text:line-break/></text:span><text:span text:style-name="T4">En el ámbito de la tecnología de desarrollo web, Node.js ha emergido como una herramienta revolucionaria. Este trabajo de investigación se sumerge en los aspectos clave de Node.js, desde su arquitectura única hasta sus aplicaciones prácticas en el mundo real.</text:span></text:p>
      <text:p text:style-name="P5">Node.js, basado en el motor V8 de Google, permite a los desarrolladores utilizar JavaScript tanto en el<text:s/>lado del<text:s/>cliente como en el servidor. Su enfoque en eventos y la programación no bloqueante ha<text:s/>definido<text:s/>la eficiencia en el manejo de múltiples conexiones concurrentes, habilitando aplicaciones en tiempo real como chats y juegos en línea.</text:p>
      <text:p text:style-name="P6">Este estudio tiene como objetivo explorar los fundamentos de Node.js, su arquitectura distintiva y casos de uso reales en diferentes industrias. Al hacerlo, proporcionará una comprensión sólida de cómo Node.js ha transformado el desarrollo de aplicaciones web en la era digital actual.</text:p>
      <text:p text:style-name="P7"/>
      <text:soft-page-break/>
      <text:list text:style-name="LFO2" text:continue-numbering="true">
        <text:list-item>
          <text:p text:style-name="P8">JavaScript y NodeJs Comparativa<text:s/></text:p>
        </text:list-item>
      </text:list>
      <text:p text:style-name="P9">JavaScript, un lenguaje de programación versátil, ha sido un componente central en el desarrollo web en el lado del cliente. Sin embargo, con la evolución de la web y la creciente necesidad de aplicaciones en tiempo real y escalables, surgió la necesidad de extender su uso al lado del servidor. Aquí es donde entra en juego Node.js. A diferencia de la ejecución tradicional de JavaScript en los navegadores, Node.js se basa en el motor V8 de Google y permite que el mismo lenguaje se utilice en el servidor. Esta capacidad de utilizar JavaScript en ambos lados de la conexión cliente-servidor ha simplificado la coherencia y reutilización del código, lo que reduce la curva de aprendizaje para los desarrolladores y aumenta la eficiencia en el desarrollo.</text:p>
      <text:p text:style-name="P10">Node.js ofrece un enfoque radicalmente diferente al manejo de la concurrencia en comparación con los modelos tradicionales de servidor web. Mientras que los servidores convencionales, como Apache, utilizan un modelo de subprocesos múltiples para manejar múltiples solicitudes, Node.js adopta un enfoque no bloqueante y orientado a eventos. Esto significa que Node.js puede manejar muchas conexiones concurrentes con un solo subproceso, utilizando eventos y devoluciones de llamada para administrar la asincronía. Esta característica es esencial para aplicaciones en tiempo real, como chats en línea y juegos multijugador, donde la capacidad de manejar numerosas conexiones simultáneamente es crucial.</text:p>
      <text:p text:style-name="P11"/>
      <text:list text:style-name="LFO2" text:continue-numbering="true">
        <text:list-item>
          <text:p text:style-name="P12">Introducción a Node.js</text:p>
        </text:list-item>
      </text:list>
      <text:p text:style-name="P13">Node.js,<text:s/>fue<text:s/>concebido y desarrollado por Ryan Dahl en 2009, es un entorno de tiempo de ejecución de código abierto que se ha convertido en un pilar en el desarrollo del lado del servidor. Aprovechando el motor V8, Node.js compila y ejecuta código JavaScript a velocidades impresionantes. Además de su enfoque en eventos y su arquitectura no bloqueante, Node.js es conocido por su ecosistema npm, que proporciona una amplia gama de módulos y bibliotecas reutilizables que facilitan la construcción de aplicaciones completas de manera eficiente.</text:p>
      <text:p text:style-name="P14"/>
      <text:p text:style-name="P15"/>
      <text:p text:style-name="P16"/>
      <text:soft-page-break/>
      <text:list text:style-name="LFO2" text:continue-numbering="true">
        <text:list-item>
          <text:p text:style-name="P17">Creación de una Aplicación con Node.js</text:p>
        </text:list-item>
      </text:list>
      <text:p text:style-name="P18">Para comenzar con Node.js, es esencial tener una base en JavaScript, dado que Node.js comparte la sintaxis y la lógica del lenguaje con el JavaScript del lado del cliente. El enfoque modular de Node.js es fundamental para el desarrollo eficiente y la gestión del código. Las aplicaciones se construyen utilizando módulos, que son piezas autónomas de código que encapsulan funcionalidades específicas. Estos módulos se pueden reutilizar en diferentes partes de la aplicación, lo que fomenta la coherencia y la fácil actualización.</text:p>
      <text:p text:style-name="P19"/>
      <text:list text:style-name="LFO2" text:continue-numbering="true">
        <text:list-item>
          <text:p text:style-name="P20">Configuración del Entorno para Iniciar una Aplicación Node.js</text:p>
        </text:list-item>
      </text:list>
      <text:p text:style-name="P21">Configurar el entorno de desarrollo de una aplicación Node.js implica algunas tareas esenciales. En primer lugar, se debe instalar Node.js en la máquina local, lo que se puede lograr descargando el instalador correspondiente desde el sitio web oficial de Node.js. Este instalador también incluirá npm, que es el administrador de paquetes que facilita la instalación y gestión de dependencias.</text:p>
      <text:p text:style-name="P22">Además de Node.js y npm, contar con un entorno de desarrollo integrado puede mejorar significativamente la eficiencia de la escritura de código. Visual Studio Code, por ejemplo, ofrece una amplia gama de extensiones y características específicas para Node.js que agilizan el proceso de desarrollo.</text:p>
      <text:p text:style-name="P23"/>
      <text:list text:style-name="LFO2" text:continue-numbering="true">
        <text:list-item>
          <text:p text:style-name="P24">Manipulador de Peticiones y Ruteo</text:p>
        </text:list-item>
      </text:list>
      <text:p text:style-name="P25">En Node.js, la gestión de peticiones se lleva a cabo utilizando módulos internos como 'http' o frameworks como Express.js. El módulo 'http' de Node.js permite crear un servidor web y manejar solicitudes y respuestas HTTP. Por otro lado, Express.js es un marco web más alto nivel que simplifica el manejo de rutas y solicitudes HTTP, lo que permite una estructura más organizada y mantenible para las aplicaciones.</text:p>
      <text:p text:style-name="P26"/>
      <text:p text:style-name="P27">La definición de rutas y el enrutamiento en Express.js son aspectos esenciales en la creación de una aplicación web. Las rutas determinan cómo se manejarán las diferentes solicitudes entrantes, como GET o POST. Esto permite que el servidor responda de manera específica según la URL solicitada. El enrutamiento también es crucial para<text:s/><text:soft-page-break/>modularizar la lógica de la aplicación, lo que facilita el mantenimiento y la expansión en el futuro.</text:p>
      <text:p text:style-name="P28"/>
      <text:list text:style-name="LFO2" text:continue-numbering="true">
        <text:list-item>
          <text:p text:style-name="P29">Uso de Variables</text:p>
        </text:list-item>
      </text:list>
      <text:p text:style-name="P30">El uso de variables es un concepto fundamental en la programación, y en Node.js no es diferente. JavaScript, como lenguaje, permite la declaración y manipulación de variables, que son contenedores de información que pueden almacenar diversos tipos de datos, como números, cadenas, objetos, entre otros. Las variables son esenciales para almacenar y gestionar datos en la memoria durante la ejecución del programa.</text:p>
      <text:p text:style-name="P31"/>
      <text:p text:style-name="P32">En Node.js, las variables se declaran utilizando las palabras clave 'var', 'let' o 'const', que tienen diferentes alcances y comportamientos en cuanto a reasignación y hoisting. Las variables declaradas con 'var' tienen un alcance de función, mientras que 'let' y 'const' tienen un alcance de bloque, lo que evita algunos errores comunes de JavaScript.</text:p>
      <text:p text:style-name="P33"/>
      <text:list text:style-name="LFO2" text:continue-numbering="true">
        <text:list-item>
          <text:p text:style-name="P34">Manejo de Eventos</text:p>
        </text:list-item>
      </text:list>
      <text:p text:style-name="P35">El manejo de eventos es una característica distintiva de Node.js que se basa en su enfoque orientado a eventos y no bloqueante. El módulo 'events' incorporado en Node.js permite la creación y manipulación de eventos personalizados. Un evento es una señal que indica que algo ha sucedido. En el contexto de Node.js, los eventos pueden ser acciones del sistema, interacciones del usuario o incluso errores.</text:p>
      <text:p text:style-name="P36"/>
      <text:p text:style-name="P37">La principal ventaja del manejo de eventos es que permite a las aplicaciones responder de manera eficiente y asincrónica a eventos específicos, sin bloquear el flujo principal de ejecución. Esto es crucial para aplicaciones en tiempo real y para aquellas que deben manejar múltiples conexiones concurrentes sin comprometer el rendimiento.</text:p>
      <text:p text:style-name="P38"/>
      <text:p text:style-name="P39"/>
      <text:p text:style-name="P40"/>
      <text:soft-page-break/>
      <text:list text:style-name="LFO2" text:continue-numbering="true">
        <text:list-item>
          <text:p text:style-name="P41">Uso de Funciones</text:p>
        </text:list-item>
      </text:list>
      <text:p text:style-name="P42">Las funciones son bloques de código que realizan tareas específicas y pueden ser llamadas o invocadas desde otros lugares en el código. En Node.js, al igual que en JavaScript en general, las funciones son un componente esencial para modularizar y reutilizar el código.</text:p>
      <text:p text:style-name="P43"/>
      <text:p text:style-name="P44">Las funciones en JavaScript se definen utilizando la palabra clave 'function' seguida por un nombre y paréntesis que pueden contener parámetros. Los parámetros son valores que la función puede recibir al ser llamada, lo que le permite operar con datos específicos. Las funciones pueden realizar operaciones, manipular datos y devolver resultados mediante la palabra clave 'return'.</text:p>
      <text:p text:style-name="P45"/>
      <text:p text:style-name="P46">En Node.js, el uso de funciones es esencial para estructurar y modularizar el código. Las funciones pueden ser síncronas o asíncronas, lo que permite un control más preciso del flujo de ejecución y facilita la creación de aplicaciones eficientes que responden a diversas necesidades y eventos.</text:p>
      <text:p text:style-name="P47"/>
      <text:p text:style-name="P48"/>
      <text:p text:style-name="P49"/>
      <text:p text:style-name="P50"/>
      <text:soft-page-break/>
      <text:p text:style-name="P51">Bibliografía:<text:s/></text:p>
      <text:p text:style-name="P52"><text:span text:style-name="T53"><text:line-break/>1. Comparativa de JavaScript y Node</text:span><text:span text:style-name="T54">.js</text:span><text:span text:style-name="T55">:<text:s/></text:span><text:a xlink:href="https://nodejs.org/en/docs" office:target-frame-name="_top" xlink:show="replace"><text:span text:style-name="T56">https://nodejs.org/en/docs</text:span></text:a></text:p>
      <text:p text:style-name="P57"><text:span text:style-name="T58">2. Introducción a Node.js:<text:s/></text:span><text:a xlink:href="https://nodejs.org/en/about" office:target-frame-name="_top" xlink:show="replace"><text:span text:style-name="T59">https://nodejs.org/en/about</text:span></text:a></text:p>
      <text:p text:style-name="P60"><text:span text:style-name="T61">3. Creación de una aplicación con Node.js:<text:s/></text:span><text:a xlink:href="https://netninja.dev/p/node-js-crash-course" office:target-frame-name="_top" xlink:show="replace"><text:span text:style-name="T62">https://netninja.dev/p/node-js-crash-course</text:span></text:a></text:p>
      <text:p text:style-name="P63"><text:span text:style-name="T64">4. Configuración del entorno para crear una aplicación:<text:s/></text:span><text:a xlink:href="https://nodejs.org/en/docs" office:target-frame-name="_top" xlink:show="replace"><text:span text:style-name="T65">https://nodejs.org/en/docs</text:span></text:a></text:p>
      <text:p text:style-name="P66"><text:span text:style-name="T67">5. Manipulador de peticiones y ruteo:<text:s/></text:span><text:a xlink:href="https://expressjs.com/en/5x/api.html" office:target-frame-name="_top" xlink:show="replace"><text:span text:style-name="T68">https://expressjs.com/en/5x/api.html</text:span></text:a></text:p>
      <text:p text:style-name="P69">6. Uso de variables:<text:s/></text:p>
      <text:p text:style-name="P70"><text:a xlink:href="https://developer.mozilla.org/en-US/docs/Web/JavaScript/Guide/Grammar_and_types" office:target-frame-name="_top" xlink:show="replace"><text:span text:style-name="T71">https://developer.mozilla.org/en-US/docs/Web/JavaScript/Guide/Grammar_and_types</text:span></text:a></text:p>
      <text:p text:style-name="P72"><text:span text:style-name="T73">7. Manejo de eventos:<text:s/></text:span><text:a xlink:href="https://nodejs.org/api/events.html" office:target-frame-name="_top" xlink:show="replace"><text:span text:style-name="T74">https://nodejs.org/api/events.html</text:span></text:a></text:p>
      <text:p text:style-name="P75">8. Uso de funciones:</text:p>
      <text:p text:style-name="P76"><text:span text:style-name="T77"><text:s/></text:span><text:a xlink:href="https://developer.mozilla.org/en-US/docs/Web/JavaScript/Guide/Functions" office:target-frame-name="_top" xlink:show="replace"><text:span text:style-name="T78">https://developer.mozilla.org/en-US/docs/Web/JavaScript/Guide/Functions</text:span></text:a></text:p>
      <text:p text:style-name="P79"/>
      <text:p text:style-name="P80"/>
      <text:p text:style-name="P81"/>
      <text:p text:style-name="P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las Bojorquez Ashley Rebecca</meta:initial-creator>
    <dc:creator>Salas Bojorquez Ashley Rebecca</dc:creator>
    <meta:creation-date>2023-08-09T15:43:00Z</meta:creation-date>
    <dc:date>2023-08-09T16:13:00Z</dc:date>
    <meta:template xlink:href="Normal" xlink:type="simple"/>
    <meta:editing-cycles>1</meta:editing-cycles>
    <meta:editing-duration>PT1800S</meta:editing-duration>
    <meta:document-statistic meta:page-count="6" meta:paragraph-count="17" meta:word-count="1354" meta:character-count="8786" meta:row-count="62" meta:non-whitespace-character-count="7449"/>
  </office:meta>
</office:document-meta>
</file>